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ortfolio-title">
      <style:graphic-properties draw:auto-grow-height="true" fo:min-height="3.47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_5f_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One_20_Column_5f_-outline1">
      <style:graphic-properties fo:min-height="8.884cm" loext:decorative="false"/>
      <style:paragraph-properties style:writing-mode="lr-tb"/>
    </style:style>
    <style:style style:name="pr8" style:family="presentation" style:parent-style-name="One_20_Column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1" draw:layer="layout" svg:width="25cm" svg:height="3.473cm" svg:x="0.4cm" svg:y="9.553cm" presentation:class="title" presentation:user-transformed="true">
          <draw:text-box>
            <text:p text:style-name="P1">Chapter 8 – Principles of Security Models, Design, and Capabilitie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Secure Design Principles</text:p>
          </draw:text-box>
        </draw:frame>
        <draw:frame presentation:style-name="pr4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Programmers</text:p>
              </text:list-item>
              <text:list-item>
                <text:p>Developers</text:p>
              </text:list-item>
              <text:list-item>
                <text:p>Engineers</text:p>
              </text:list-item>
              <text:list-item>
                <text:p>Etc?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ecure Design Principles</text:p>
          </draw:text-box>
        </draw:frame>
        <draw:frame presentation:style-name="pr7" draw:layer="layout" svg:width="25.199cm" svg:height="10.717cm" svg:x="1.593cm" svg:y="3.685cm" presentation:class="outline" presentation:user-transformed="true">
          <draw:text-box>
            <text:list text:style-name="L3">
              <text:list-item>
                <text:p>Objects and Subjects</text:p>
              </text:list-item>
              <text:list-item>
                <text:p>Subjects: Users, process, program, computer, organizations</text:p>
              </text:list-item>
              <text:list-item>
                <text:p>Object: File, printer but can also be the above</text:p>
              </text:list-item>
              <text:list-item>
                <text:p>Keep it broad, you want to know the relationship to access<text:line-break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losed and Open Systems</text:p>
          </draw:text-box>
        </draw:frame>
        <draw:frame presentation:style-name="pr7" draw:layer="layout" svg:width="25.199cm" svg:height="10.717cm" svg:x="1.593cm" svg:y="3.685cm" presentation:class="outline" presentation:user-transformed="true">
          <draw:text-box>
            <text:list text:style-name="L3">
              <text:list-item>
                <text:p>Closed Systems</text:p>
              </text:list-item>
              <text:list-item>
                <text:p>Open Systems</text:p>
              </text:list-item>
              <text:list-item>
                <text:p>APIs</text:p>
              </text:list-item>
              <text:list-item>
                <text:p>Linux, Windows, MacOS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ecure Defaults</text:p>
          </draw:text-box>
        </draw:frame>
        <draw:frame presentation:style-name="pr7" draw:layer="layout" svg:width="25.199cm" svg:height="10.717cm" svg:x="1.593cm" svg:y="3.685cm" presentation:class="outline" presentation:user-transformed="true">
          <draw:text-box>
            <text:list text:style-name="L3">
              <text:list-item>
                <text:p>“The Tyranny of the Default”</text:p>
              </text:list-item>
              <text:list-item>
                <text:p>Secure defaults</text:p>
              </text:list-item>
              <text:list-item>
                <text:p>What is the issue? 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Fail Securely</text:p>
          </draw:text-box>
        </draw:frame>
        <draw:frame presentation:style-name="pr7" draw:layer="layout" svg:width="25.199cm" svg:height="10.717cm" svg:x="1.593cm" svg:y="3.685cm" presentation:class="outline" presentation:user-transformed="true">
          <draw:text-box>
            <text:list text:style-name="L3">
              <text:list-item>
                <text:p>This is the most desired state</text:p>
              </text:list-item>
              <text:list-item>
                <text:p>Exception Handling</text:p>
              </text:list-item>
              <text:list-item>
                <text:p>KISS (Keep It Simple and Small)</text:p>
                <text:p>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KISS Model</text:p>
          </draw:text-box>
        </draw:frame>
        <draw:frame presentation:style-name="pr7" draw:layer="layout" svg:width="25.199cm" svg:height="11.901cm" svg:x="1.593cm" svg:y="3.685cm" presentation:class="outline" presentation:user-transformed="true">
          <draw:text-box>
            <text:list text:style-name="L3">
              <text:list-item>
                <text:p>Don’t Repeat Yourself (DRY) </text:p>
              </text:list-item>
              <text:list-item>
                <text:p>Computing Minimalism</text:p>
              </text:list-item>
              <text:list-item>
                <text:p>Rule of Least Power</text:p>
              </text:list-item>
              <text:list-item>
                <text:p>Worse is Better (New Jersey Style)</text:p>
              </text:list-item>
              <text:list-item>
                <text:p>You Aren’t Gonna Need It (YAGNI)</text:p>
                <text:p>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Zero-Trust</text:p>
          </draw:text-box>
        </draw:frame>
        <draw:frame presentation:style-name="pr7" draw:layer="layout" svg:width="25.199cm" svg:height="11.901cm" svg:x="1.593cm" svg:y="3.685cm" presentation:class="outline" presentation:user-transformed="true">
          <draw:text-box>
            <text:list text:style-name="L3">
              <text:list-item>
                <text:p>What is this?</text:p>
                <text:p>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Zero-Trust</text:p>
          </draw:text-box>
        </draw:frame>
        <draw:frame presentation:style-name="pr7" draw:layer="layout" svg:width="25.199cm" svg:height="11.901cm" svg:x="1.593cm" svg:y="3.685cm" presentation:class="outline" presentation:user-transformed="true">
          <draw:text-box>
            <text:list text:style-name="L3">
              <text:list-item>
                <text:p>Assumed breached</text:p>
              </text:list-item>
              <text:list-item>
                <text:p>Protecting endpoints</text:p>
              </text:list-item>
              <text:list-item>
                <text:p>Micro-segmentation</text:p>
              </text:list-item>
              <text:list-item>
                <text:p>Air-gap</text:p>
              </text:list-item>
              <text:list-item>
                <text:p>Trust but verify</text:p>
                <text:p>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rivacy by Design (PbD)</text:p>
          </draw:text-box>
        </draw:frame>
        <draw:frame presentation:style-name="pr7" draw:layer="layout" svg:width="25.199cm" svg:height="13.944cm" svg:x="1.593cm" svg:y="2.781cm" presentation:class="outline" presentation:user-transformed="true">
          <draw:text-box>
            <text:list text:style-name="L3">
              <text:list-item>
                <text:p>Proactive, not reactive; preventive, not remedial</text:p>
              </text:list-item>
              <text:list-item>
                <text:p>Privacy as the default</text:p>
              </text:list-item>
              <text:list-item>
                <text:p>Privacy embedded into design</text:p>
              </text:list-item>
              <text:list-item>
                <text:p>Full functionality, positive-sum, not zero sum</text:p>
              </text:list-item>
              <text:list-item>
                <text:p>End to end life cycle protection</text:p>
              </text:list-item>
              <text:list-item>
                <text:p>Visibility and transparency</text:p>
              </text:list-item>
              <text:list-item>
                <text:p>Respect for user privacy</text:p>
                <text:p>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ecure Access Service Edge (SASE)</text:p>
          </draw:text-box>
        </draw:frame>
        <draw:frame presentation:style-name="pr7" draw:layer="layout" svg:width="25.199cm" svg:height="13.944cm" svg:x="1.593cm" svg:y="2.781cm" presentation:class="outline" presentation:user-transformed="true">
          <draw:text-box>
            <text:list text:style-name="L3">
              <text:list-item>
                <text:p>Modern day cloud-native approach</text:p>
              </text:list-item>
              <text:list-item>
                <text:p>Core principle ZTNA</text:p>
              </text:list-item>
              <text:list-item>
                <text:p>Edge computing, ensuring security and network are close</text:p>
              </text:list-item>
              <text:list-item>
                <text:p>Continuous monitoring</text:p>
                <text:p>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Techniques for Ensuring CIA</text:p>
          </draw:text-box>
        </draw:frame>
        <draw:frame presentation:style-name="pr7" draw:layer="layout" svg:width="25.199cm" svg:height="11.901cm" svg:x="1.593cm" svg:y="3.685cm" presentation:class="outline" presentation:user-transformed="true">
          <draw:text-box>
            <text:list text:style-name="L3">
              <text:list-item>
                <text:p>Confinement</text:p>
              </text:list-item>
              <text:list-item>
                <text:p>Bounds</text:p>
              </text:list-item>
              <text:list-item>
                <text:p>Isolation</text:p>
              </text:list-item>
              <text:list-item>
                <text:p>Access Controls</text:p>
              </text:list-item>
              <text:list-item>
                <text:p>Trust and Assurance</text:p>
                <text:p>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ecurity Models</text:p>
          </draw:text-box>
        </draw:frame>
        <draw:frame presentation:style-name="pr7" draw:layer="layout" svg:width="25.199cm" svg:height="11.901cm" svg:x="1.593cm" svg:y="3.685cm" presentation:class="outline" presentation:user-transformed="true">
          <draw:text-box>
            <text:list text:style-name="L3">
              <text:list-item>
                <text:p>There are a TON of security models</text:p>
              </text:list-item>
              <text:list-item>
                <text:p>Select Controls based on system security requirements</text:p>
              </text:list-item>
              <text:list-item>
                <text:p>Common Criteria</text:p>
                <text:p/>
                <text:p>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ATO</text:p>
          </draw:text-box>
        </draw:frame>
        <draw:frame presentation:style-name="pr7" draw:layer="layout" svg:width="25.199cm" svg:height="11.901cm" svg:x="1.593cm" svg:y="3.685cm" presentation:class="outline" presentation:user-transformed="true">
          <draw:text-box>
            <text:list text:style-name="L3">
              <text:list-item>
                <text:p>Authorize to Operate</text:p>
              </text:list-item>
              <text:list-item>
                <text:p>Common Control Authorization</text:p>
              </text:list-item>
              <text:list-item>
                <text:p>Authorization to Use</text:p>
              </text:list-item>
              <text:list-item>
                <text:p>Denial of Authorization</text:p>
                <text:p/>
                <text:p>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Understand Security Capabilities</text:p>
          </draw:text-box>
        </draw:frame>
        <draw:frame presentation:style-name="pr7" draw:layer="layout" svg:width="25.199cm" svg:height="13.114cm" svg:x="1.593cm" svg:y="2.472cm" presentation:class="outline" presentation:user-transformed="true">
          <draw:text-box>
            <text:list text:style-name="L3">
              <text:list-item>
                <text:p>Memory Protection</text:p>
              </text:list-item>
              <text:list-item>
                <text:p>Virtualization</text:p>
              </text:list-item>
              <text:list-item>
                <text:p>TPM</text:p>
              </text:list-item>
              <text:list-item>
                <text:p>Interfaces</text:p>
              </text:list-item>
              <text:list-item>
                <text:p>Fault Tolerance</text:p>
              </text:list-item>
              <text:list-item>
                <text:p>Encryption/Decryption</text:p>
                <text:p/>
                <text:p><text:line-break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Manage Info System Life Cycle</text:p>
          </draw:text-box>
        </draw:frame>
        <draw:frame presentation:style-name="pr7" draw:layer="layout" svg:width="25.199cm" svg:height="12.978cm" svg:x="1.593cm" svg:y="2.608cm" presentation:class="outline" presentation:user-transformed="true">
          <draw:text-box>
            <text:list text:style-name="L3">
              <text:list-item>
                <text:p>Stakeholders’ Needs and Requirements</text:p>
              </text:list-item>
              <text:list-item>
                <text:p>Requirements Analysis</text:p>
              </text:list-item>
              <text:list-item>
                <text:p>Architectural Design</text:p>
              </text:list-item>
              <text:list-item>
                <text:p>Development/Implementation</text:p>
              </text:list-item>
              <text:list-item>
                <text:p>Integratio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Manage Info System Life Cycle</text:p>
          </draw:text-box>
        </draw:frame>
        <draw:frame presentation:style-name="pr7" draw:layer="layout" svg:width="25.199cm" svg:height="12.978cm" svg:x="1.593cm" svg:y="2.608cm" presentation:class="outline" presentation:user-transformed="true">
          <draw:text-box>
            <text:list text:style-name="L3">
              <text:list-item>
                <text:p>Verification and Validation</text:p>
              </text:list-item>
              <text:list-item>
                <text:p>Transition/Deployment</text:p>
              </text:list-item>
              <text:list-item>
                <text:p>Operations and Maintenance</text:p>
              </text:list-item>
              <text:list-item>
                <text:p>Retirement/Disposal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3:35:58.058779995</meta:creation-date>
    <meta:editing-duration>PT2H39M40S</meta:editing-duration>
    <meta:editing-cycles>27</meta:editing-cycles>
    <meta:generator>LibreOffice/24.2.7.2$Linux_X86_64 LibreOffice_project/420$Build-2</meta:generator>
    <dc:title>Portfolio</dc:title>
    <dc:date>2026-03-01T23:31:09.482559344</dc:date>
    <meta:document-statistic meta:object-count="140"/>
  </office:meta>
</office:document-meta>
</file>